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Domestic Other Total Picked Up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5" office:value-type="float" office:value="1261">
            <text:p>1,261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table:formula="oooc:=SUM([.B2:.B4])" office:value-type="string">
            <text:p>24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andon Animal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128">
            <text:p>128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94">
            <text:p>194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86">
            <text:p>86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40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4-05-01T00:00:00">
            <text:p>5/1/2014</text:p>
          </table:table-cell>
          <table:table-cell table:style-name="ce23" office:value-type="string">
            <text:p>Commande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3T00:00:00">
            <text:p>5/3/2014</text:p>
          </table:table-cell>
          <table:table-cell table:style-name="ce23" office:value-type="string">
            <text:p>Sherry Dull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3T00:00:00">
            <text:p>5/3/2014</text:p>
          </table:table-cell>
          <table:table-cell table:style-name="ce23" office:value-type="string">
            <text:p>Martha Lee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4T00:00:00">
            <text:p>5/4/2014</text:p>
          </table:table-cell>
          <table:table-cell table:style-name="ce23" office:value-type="string">
            <text:p>Lasalle Ave.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4" office:value-type="date" office:date-value="2014-05-05T00:00:00">
            <text:p>5/5/2014</text:p>
          </table:table-cell>
          <table:table-cell table:style-name="ce23" office:value-type="string">
            <text:p>Whealton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5T00:00:00">
            <text:p>5/5/2014</text:p>
          </table:table-cell>
          <table:table-cell table:style-name="ce23" office:value-type="string">
            <text:p>N. Walker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5T00:00:00">
            <text:p>5/5/2014</text:p>
          </table:table-cell>
          <table:table-cell table:style-name="ce23" office:value-type="string">
            <text:p>Marcella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08T00:00:00">
            <text:p>5/8/2014</text:p>
          </table:table-cell>
          <table:table-cell table:style-name="ce23" office:value-type="string">
            <text:p>Willow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09T00:00:00">
            <text:p>5/9/2014</text:p>
          </table:table-cell>
          <table:table-cell table:style-name="ce23" office:value-type="string">
            <text:p>Egger Cir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09T00:00:00">
            <text:p>5/9/2014</text:p>
          </table:table-cell>
          <table:table-cell table:style-name="ce23" office:value-type="string">
            <text:p>Cedar Dr.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4-05-09T00:00:00">
            <text:p>5/9/2014</text:p>
          </table:table-cell>
          <table:table-cell table:style-name="ce23" office:value-type="string">
            <text:p>Quash St.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4-05-09T00:00:00">
            <text:p>5/9/2014</text:p>
          </table:table-cell>
          <table:table-cell table:style-name="ce23" office:value-type="string">
            <text:p>Fulton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1T00:00:00">
            <text:p>5/11/2014</text:p>
          </table:table-cell>
          <table:table-cell table:style-name="ce23" office:value-type="string">
            <text:p>Plaza Dr.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4" office:value-type="date" office:date-value="2014-05-12T00:00:00">
            <text:p>5/12/2014</text:p>
          </table:table-cell>
          <table:table-cell table:style-name="ce23" office:value-type="string">
            <text:p>Steeplechase Loo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12T00:00:00">
            <text:p>5/12/2014</text:p>
          </table:table-cell>
          <table:table-cell table:style-name="ce23" office:value-type="string">
            <text:p>W. Kell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12T00:00:00">
            <text:p>5/12/2014</text:p>
          </table:table-cell>
          <table:table-cell table:style-name="ce23" office:value-type="string">
            <text:p>Victoria/Hollywoo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13T00:00:00">
            <text:p>5/13/2014</text:p>
          </table:table-cell>
          <table:table-cell table:style-name="ce23" office:value-type="string">
            <text:p>Tide Mill Ln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4T00:00:00">
            <text:p>5/14/2014</text:p>
          </table:table-cell>
          <table:table-cell table:style-name="ce23" office:value-type="string">
            <text:p>Thomas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4T00:00:00">
            <text:p>5/14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4T00:00:00">
            <text:p>5/14/2014</text:p>
          </table:table-cell>
          <table:table-cell table:style-name="ce23" office:value-type="string">
            <text:p>N. Walker R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4T00:00:00">
            <text:p>5/14/2014</text:p>
          </table:table-cell>
          <table:table-cell table:style-name="ce23" office:value-type="string">
            <text:p>N. Armistead/Rendo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15T00:00:00">
            <text:p>5/15/2014</text:p>
          </table:table-cell>
          <table:table-cell table:style-name="ce23" office:value-type="string">
            <text:p>W. Weaver Rd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15T00:00:00">
            <text:p>5/15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16T00:00:00">
            <text:p>5/16/2014</text:p>
          </table:table-cell>
          <table:table-cell table:style-name="ce23" office:value-type="string">
            <text:p>Jamestown Ave.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4" office:value-type="date" office:date-value="2014-05-16T00:00:00">
            <text:p>5/16/2014</text:p>
          </table:table-cell>
          <table:table-cell table:style-name="ce23" office:value-type="string">
            <text:p>Pocahontas Pl.</text:p>
          </table:table-cell>
          <table:table-cell table:style-name="ce23" office:value-type="float" office:value="5">
            <text:p>5</text:p>
          </table:table-cell>
          <table:table-cell table:style-name="ce23"/>
        </table:table-row>
        <table:table-row table:style-name="ro2">
          <table:table-cell table:style-name="ce24" office:value-type="date" office:date-value="2014-05-17T00:00:00">
            <text:p>5/17/2014</text:p>
          </table:table-cell>
          <table:table-cell table:style-name="ce23" office:value-type="string">
            <text:p>E. Pembrok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17T00:00:00">
            <text:p>5/17/2014</text:p>
          </table:table-cell>
          <table:table-cell table:style-name="ce23" office:value-type="string">
            <text:p>Animal Emergency Cen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5-17T00:00:00">
            <text:p>5/17/2014</text:p>
          </table:table-cell>
          <table:table-cell table:style-name="ce23" office:value-type="string">
            <text:p>W. Count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18T00:00:00">
            <text:p>5/18/2014</text:p>
          </table:table-cell>
          <table:table-cell table:style-name="ce23" office:value-type="string">
            <text:p>Wakefield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0T00:00:00">
            <text:p>5/20/2014</text:p>
          </table:table-cell>
          <table:table-cell table:style-name="ce23" office:value-type="string">
            <text:p>W. Mercury Blvd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22T00:00:00">
            <text:p>5/22/2014</text:p>
          </table:table-cell>
          <table:table-cell table:style-name="ce23" office:value-type="string">
            <text:p>Peachtre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2T00:00:00">
            <text:p>5/22/2014</text:p>
          </table:table-cell>
          <table:table-cell table:style-name="ce23" office:value-type="string">
            <text:p>Atlantic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2T00:00:00">
            <text:p>5/22/2014</text:p>
          </table:table-cell>
          <table:table-cell table:style-name="ce23" office:value-type="string">
            <text:p>Foxhill Rd./Nickerso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23T00:00:00">
            <text:p>5/23/2014</text:p>
          </table:table-cell>
          <table:table-cell table:style-name="ce23" office:value-type="string">
            <text:p>Towne Centre 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3T00:00:00">
            <text:p>5/23/2014</text:p>
          </table:table-cell>
          <table:table-cell table:style-name="ce23" office:value-type="string">
            <text:p>Cavalier Rd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3T00:00:00">
            <text:p>5/23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3T00:00:00">
            <text:p>5/23/2014</text:p>
          </table:table-cell>
          <table:table-cell table:style-name="ce23" office:value-type="string">
            <text:p>W. Mercury/Gumwoo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24T00:00:00">
            <text:p>5/24/2014</text:p>
          </table:table-cell>
          <table:table-cell table:style-name="ce23" office:value-type="string">
            <text:p>Andrews Blvd.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4" office:value-type="date" office:date-value="2014-05-24T00:00:00">
            <text:p>5/24/2014</text:p>
          </table:table-cell>
          <table:table-cell table:style-name="ce23" office:value-type="string">
            <text:p>Cedar Dr.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4" office:value-type="date" office:date-value="2014-05-24T00:00:00">
            <text:p>5/24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5T00:00:00">
            <text:p>5/25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8T00:00:00">
            <text:p>5/28/2014</text:p>
          </table:table-cell>
          <table:table-cell table:style-name="ce23" office:value-type="string">
            <text:p>Rowe St/Langley Ave.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28T00:00:00">
            <text:p>5/28/2014</text:p>
          </table:table-cell>
          <table:table-cell table:style-name="ce23" office:value-type="string">
            <text:p>Cedar Dr.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date" office:date-value="2014-05-28T00:00:00">
            <text:p>5/28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5-28T00:00:00">
            <text:p>5/28/2014</text:p>
          </table:table-cell>
          <table:table-cell table:style-name="ce23" office:value-type="string">
            <text:p>Fleetwood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29T00:00:00">
            <text:p>5/29/2014</text:p>
          </table:table-cell>
          <table:table-cell table:style-name="ce23" office:value-type="string">
            <text:p>W. Count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5-31T00:00:00">
            <text:p>5/31/2014</text:p>
          </table:table-cell>
          <table:table-cell table:style-name="ce23" office:value-type="string">
            <text:p>Booker St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5-31T00:00:00">
            <text:p>5/31/2014</text:p>
          </table:table-cell>
          <table:table-cell table:style-name="ce23" office:value-type="string">
            <text:p>Willow Rd.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5-31T00:00:00">
            <text:p>5/31/2014</text:p>
          </table:table-cell>
          <table:table-cell table:style-name="ce23" office:value-type="string">
            <text:p>Willow Oaks Blv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31T00:00:00">
            <text:p>5/31/2014</text:p>
          </table:table-cell>
          <table:table-cell table:style-name="ce23" office:value-type="string">
            <text:p>Ridgeway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5-31T00:00:00">
            <text:p>5/31/2014</text:p>
          </table:table-cell>
          <table:table-cell table:style-name="ce23" office:value-type="string">
            <text:p>Garrett Dr.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  <table:table-row table:style-name="ro2">
          <table:table-cell table:style-name="ce24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